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em_fi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emcp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igrate_m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un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mem_object_destructor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unload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6]=&quot;✓&quot;)+([.D46]=&quot;✓&quot;)+([.E46]=&quot;✓&quot;)+([.F4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1]=&quot;✓&quot;)+([.D101]=&quot;✓&quot;)+([.E101]=&quot;✓&quot;)+([.F10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6]=&quot;✓&quot;)+([.D106]=&quot;✓&quot;)+([.E106]=&quot;✓&quot;)+([.F10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8]=&quot;✓&quot;)+([.D108]=&quot;✓&quot;)+([.E108]=&quot;✓&quot;)+([.F10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428" calcext:value-type="float">
            <text:p>428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981651376146789" calcext:value-type="percentage">
            <text:p>98,17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 style:data-style-name="N2" text:time-value="22:54:00.3182103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1T02:36:48.383631823</dc:date>
    <meta:editing-duration>P1DT23H57M44S</meta:editing-duration>
    <meta:editing-cycles>192</meta:editing-cycles>
    <meta:generator>LibreOffice/5.4.1.2.0$Linux_X86_64 LibreOffice_project/40m0$Build-2</meta:generator>
    <dc:creator>Paweł Tomulik</dc:creator>
    <meta:document-statistic meta:table-count="2" meta:cell-count="1519" meta:object-count="0"/>
  </office:meta>
</office:document-meta>
</file>